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946cm"/>
    </style:style>
    <style:style style:name="co2" style:family="table-column">
      <style:table-column-properties fo:break-before="auto" style:column-width="7.643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46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ffff00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>
        <loext:char-complex-color loext:theme-type="dark1" loext:color-type="theme"/>
      </style:text-properties>
    </style:style>
    <style:style style:name="ce2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>
        <loext:char-complex-color loext:theme-type="dark1" loext:color-type="theme"/>
      </style:text-properties>
    </style:style>
    <style:style style:name="ce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5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</style:style>
    <style:style style:name="ce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</style:style>
    <style:style style:name="ce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10" style:family="table-cell" style:parent-style-name="Default">
      <style:table-cell-properties fo:background-color="#99999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12" style:family="table-cell" style:parent-style-name="Default">
      <style:table-cell-properties fo:border-bottom="0.74pt solid #000000" fo:background-color="#00a933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" style:family="table-cell" style:parent-style-name="Default">
      <style:table-cell-properties fo:background-color="#00a93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gr1" style:family="graphic" style:parent-style-name="Note">
      <style:graphic-properties fo:min-height="1.599cm" loext:decorative="false"/>
      <style:paragraph-properties style:writing-mode="lr-tb"/>
    </style:style>
    <style:style style:name="T1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normal" style:font-weight-complex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List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3"/>
        <table:table-column table:style-name="co3" table:default-cell-style-name="Default"/>
        <table:table-column table:style-name="co3" table:default-cell-style-name="ce10"/>
        <table:table-row table:style-name="ro1">
          <table:table-cell/>
          <table:table-cell table:style-name="Default" table:number-columns-repeated="2"/>
          <table:table-cell/>
          <table:table-cell table:style-name="Default"/>
        </table:table-row>
        <table:table-row table:style-name="ro2">
          <table:table-cell office:value-type="string" calcext:value-type="string">
            <text:p>61 - I76V_960P1</text:p>
          </table:table-cell>
          <table:table-cell office:value-type="string" calcext:value-type="string">
            <office:annotation draw:style-name="gr1" svg:width="2.899cm" svg:height="1.799cm" svg:x="11.189cm" svg:y="0cm" draw:caption-point-x="-0.61cm" draw:caption-point-y="0.462cm">
              <dc:creator>Neznámý autor</dc:creator>
              <dc:date>2025-11-25T13:54:00</dc:date>
              <text:p>Patogen </text:p>
            </office:annotation>
            <text:p>Staphylococcus aureus<text:span text:style-name="T1"> ATCC 29213 = CCM 4223</text:span></text:p>
          </table:table-cell>
          <table:table-cell office:value-type="string" calcext:value-type="string">
            <office:annotation draw:style-name="gr1" svg:width="2.899cm" svg:height="1.799cm" svg:x="13.446cm" svg:y="0cm" draw:caption-point-x="-0.61cm" draw:caption-point-y="0.462cm">
              <dc:creator>Neznámý autor</dc:creator>
              <dc:date>2025-11-25T13:54:00</dc:date>
              <text:p>aktivita</text:p>
            </office:annotation>
            <text:p> MIC <text:span text:style-name="T1">μg/mL</text:span>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0.2" calcext:value-type="float">
            <text:p>0,2</text:p>
          </table:table-cell>
        </table:table-row>
        <table:table-row table:style-name="ro2">
          <table:table-cell office:value-type="string" calcext:value-type="string">
            <text:p>61 - I76V_960P1</text:p>
          </table:table-cell>
          <table:table-cell office:value-type="string" calcext:value-type="string">
            <office:annotation draw:style-name="gr1" svg:width="2.899cm" svg:height="1.799cm" svg:x="11.189cm" svg:y="0.486cm" draw:caption-point-x="-0.61cm" draw:caption-point-y="0.462cm">
              <dc:creator>Neznámý autor</dc:creator>
              <dc:date>2025-11-25T13:54:00</dc:date>
              <text:p>Patogen </text:p>
            </office:annotation>
            <text:p>Staphylococcus aureus<text:span text:style-name="T1"> ATCC 29213 = CCM 4223</text:span></text:p>
          </table:table-cell>
          <table:table-cell office:value-type="string" calcext:value-type="string">
            <text:p> MIC <text:span text:style-name="T1">μg/mL</text:span></text:p>
          </table:table-cell>
          <table:table-cell office:value-type="float" office:value="2" calcext:value-type="float">
            <text:p>2</text:p>
          </table:table-cell>
          <table:table-cell table:style-name="ce8" office:value-type="float" office:value="0.2" calcext:value-type="float">
            <text:p>0,2</text:p>
          </table:table-cell>
        </table:table-row>
        <table:table-row table:style-name="ro2">
          <table:table-cell office:value-type="string" calcext:value-type="string">
            <text:p>61 - I76V_960P1</text:p>
          </table:table-cell>
          <table:table-cell office:value-type="string" calcext:value-type="string">
            <office:annotation draw:style-name="gr1" svg:width="2.899cm" svg:height="1.799cm" svg:x="11.189cm" svg:y="0.973cm" draw:caption-point-x="-0.61cm" draw:caption-point-y="0.462cm">
              <dc:creator>Neznámý autor</dc:creator>
              <dc:date>2025-11-25T13:54:00</dc:date>
              <text:p>Patogen </text:p>
            </office:annotation>
            <text:p>Staphylococcus aureus<text:span text:style-name="T1"> ATCC 29213 = CCM 4223</text:span></text:p>
          </table:table-cell>
          <table:table-cell office:value-type="string" calcext:value-type="string">
            <text:p> MIC <text:span text:style-name="T1">μg/mL</text:span></text:p>
          </table:table-cell>
          <table:table-cell office:value-type="float" office:value="3" calcext:value-type="float">
            <text:p>3</text:p>
          </table:table-cell>
          <table:table-cell table:style-name="ce9" office:value-type="float" office:value="0.2" calcext:value-type="float">
            <text:p>0,2</text:p>
          </table:table-cell>
        </table:table-row>
        <table:table-row table:style-name="ro2">
          <table:table-cell office:value-type="string" calcext:value-type="string">
            <text:p>61 - I76V_960P1</text:p>
          </table:table-cell>
          <table:table-cell office:value-type="string" calcext:value-type="string">
            <office:annotation draw:style-name="gr1" svg:width="2.899cm" svg:height="1.799cm" svg:x="11.189cm" svg:y="1.46cm" draw:caption-point-x="-0.61cm" draw:caption-point-y="0.462cm">
              <dc:creator>Neznámý autor</dc:creator>
              <dc:date>2025-11-25T13:54:00</dc:date>
              <text:p>Patogen </text:p>
            </office:annotation>
            <text:p>Staphylococcus aureus<text:span text:style-name="T1"> ATCC 29213 = CCM 4223</text:span></text:p>
          </table:table-cell>
          <table:table-cell table:style-name="ce4" office:value-type="string" calcext:value-type="string">
            <text:p> MBC <text:span text:style-name="T1">μg/mL</text:span>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</table:table-row>
        <table:table-row table:style-name="ro2">
          <table:table-cell office:value-type="string" calcext:value-type="string">
            <text:p>61 - I76V_960P1</text:p>
          </table:table-cell>
          <table:table-cell office:value-type="string" calcext:value-type="string">
            <office:annotation draw:style-name="gr1" svg:width="2.899cm" svg:height="1.799cm" svg:x="11.189cm" svg:y="1.947cm" draw:caption-point-x="-0.61cm" draw:caption-point-y="0.462cm">
              <dc:creator>Neznámý autor</dc:creator>
              <dc:date>2025-11-25T13:54:00</dc:date>
              <text:p>Patogen </text:p>
            </office:annotation>
            <text:p>Staphylococcus aureus<text:span text:style-name="T1"> ATCC 29213 = CCM 4223</text:span></text:p>
          </table:table-cell>
          <table:table-cell table:style-name="ce4" office:value-type="string" calcext:value-type="string">
            <text:p> MBC <text:span text:style-name="T1">μg/mL</text:span></text:p>
          </table:table-cell>
          <table:table-cell office:value-type="float" office:value="2" calcext:value-type="float">
            <text:p>2</text:p>
          </table:table-cell>
          <table:table-cell office:value-type="float" office:value="0.2" calcext:value-type="float">
            <text:p>0,2</text:p>
          </table:table-cell>
        </table:table-row>
        <table:table-row table:style-name="ro2">
          <table:table-cell office:value-type="string" calcext:value-type="string">
            <text:p>61 - I76V_960P1</text:p>
          </table:table-cell>
          <table:table-cell office:value-type="string" calcext:value-type="string">
            <office:annotation draw:style-name="gr1" svg:width="2.899cm" svg:height="1.799cm" svg:x="11.189cm" svg:y="2.434cm" draw:caption-point-x="-0.61cm" draw:caption-point-y="0.462cm">
              <dc:creator>Neznámý autor</dc:creator>
              <dc:date>2025-11-25T13:54:00</dc:date>
              <text:p>Patogen </text:p>
            </office:annotation>
            <text:p>Staphylococcus aureus<text:span text:style-name="T1"> ATCC 29213 = CCM 4223</text:span></text:p>
          </table:table-cell>
          <table:table-cell table:style-name="ce4" office:value-type="string" calcext:value-type="string">
            <text:p> MBC <text:span text:style-name="T1">μg/mL</text:span></text:p>
          </table:table-cell>
          <table:table-cell office:value-type="float" office:value="3" calcext:value-type="float">
            <text:p>3</text:p>
          </table:table-cell>
          <table:table-cell office:value-type="float" office:value="0.2" calcext:value-type="float">
            <text:p>0,2</text:p>
          </table:table-cell>
        </table:table-row>
        <table:table-row table:style-name="ro3">
          <table:table-cell office:value-type="string" calcext:value-type="string">
            <text:p>61 - I76V_960P1</text:p>
          </table:table-cell>
          <table:table-cell office:value-type="string" calcext:value-type="string">
            <office:annotation draw:style-name="gr1" svg:width="2.899cm" svg:height="1.799cm" svg:x="11.189cm" svg:y="2.921cm" draw:caption-point-x="-0.61cm" draw:caption-point-y="0.462cm">
              <dc:creator>Neznámý autor</dc:creator>
              <dc:date>2025-11-25T13:54:00</dc:date>
              <text:p>Patogen </text:p>
            </office:annotation>
            <text:p>Staphylococcus aureus<text:span text:style-name="T1"> ATCC 29213 = CCM 4223</text:span></text:p>
          </table:table-cell>
          <table:table-cell table:style-name="ce5" office:value-type="string" calcext:value-type="string">
            <text:p> MIC <text:span text:style-name="T1">μg/mL</text:span>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0.1" calcext:value-type="float">
            <text:p>0,1</text:p>
          </table:table-cell>
        </table:table-row>
        <table:table-row table:style-name="ro3">
          <table:table-cell office:value-type="string" calcext:value-type="string">
            <text:p>61 - I76V_960P1</text:p>
          </table:table-cell>
          <table:table-cell office:value-type="string" calcext:value-type="string">
            <office:annotation draw:style-name="gr1" svg:width="2.899cm" svg:height="1.799cm" svg:x="11.189cm" svg:y="3.384cm" draw:caption-point-x="-0.61cm" draw:caption-point-y="0.462cm">
              <dc:creator>Neznámý autor</dc:creator>
              <dc:date>2025-11-25T13:54:00</dc:date>
              <text:p>Patogen </text:p>
            </office:annotation>
            <text:p>Staphylococcus aureus<text:span text:style-name="T1"> ATCC 29213 = CCM 4223</text:span></text:p>
          </table:table-cell>
          <table:table-cell table:style-name="ce5" office:value-type="string" calcext:value-type="string">
            <text:p> MIC <text:span text:style-name="T1">μg/mL</text:span>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0.1" calcext:value-type="float">
            <text:p>0,1</text:p>
          </table:table-cell>
        </table:table-row>
        <table:table-row table:style-name="ro3">
          <table:table-cell office:value-type="string" calcext:value-type="string">
            <text:p>61 - I76V_960P1</text:p>
          </table:table-cell>
          <table:table-cell office:value-type="string" calcext:value-type="string">
            <office:annotation draw:style-name="gr1" svg:width="2.899cm" svg:height="1.799cm" svg:x="11.189cm" svg:y="3.848cm" draw:caption-point-x="-0.61cm" draw:caption-point-y="0.462cm">
              <dc:creator>Neznámý autor</dc:creator>
              <dc:date>2025-11-25T13:54:00</dc:date>
              <text:p>Patogen </text:p>
            </office:annotation>
            <text:p>Staphylococcus aureus<text:span text:style-name="T1"> ATCC 29213 = CCM 4223</text:span></text:p>
          </table:table-cell>
          <table:table-cell table:style-name="ce5" office:value-type="string" calcext:value-type="string">
            <text:p> MIC <text:span text:style-name="T1">μg/mL</text:span>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0.1" calcext:value-type="float">
            <text:p>0,1</text:p>
          </table:table-cell>
        </table:table-row>
        <table:table-row table:style-name="ro1">
          <table:table-cell office:value-type="string" calcext:value-type="string">
            <text:p>61 - I76V_960P1</text:p>
          </table:table-cell>
          <table:table-cell office:value-type="string" calcext:value-type="string">
            <office:annotation draw:style-name="gr1" svg:width="2.899cm" svg:height="1.799cm" svg:x="11.189cm" svg:y="4.312cm" draw:caption-point-x="-0.61cm" draw:caption-point-y="0.462cm">
              <dc:creator>Neznámý autor</dc:creator>
              <dc:date>2025-11-25T13:54:00</dc:date>
              <text:p>Patogen </text:p>
            </office:annotation>
            <text:p>Staphylococcus aureus<text:span text:style-name="T1"> ATCC 29213 = CCM 4223</text:span></text:p>
          </table:table-cell>
          <table:table-cell table:style-name="ce6" office:value-type="string" calcext:value-type="string">
            <text:p>gentamicin</text:p>
          </table:table-cell>
          <table:table-cell office:value-type="float" office:value="1" calcext:value-type="float">
            <text:p>1</text:p>
          </table:table-cell>
          <table:table-cell table:style-name="ce11" office:value-type="float" office:value="0.5" calcext:value-type="float">
            <text:p>0,5</text:p>
          </table:table-cell>
        </table:table-row>
        <table:table-row table:style-name="ro2">
          <table:table-cell office:value-type="string" calcext:value-type="string">
            <text:p>61 - I76V_960P1</text:p>
          </table:table-cell>
          <table:table-cell table:style-name="ce2" office:value-type="string" calcext:value-type="string">
            <text:p>Enterococcus faecalis<text:span text:style-name="T1"> ATCC 29212 = CCM 4224</text:span></text:p>
          </table:table-cell>
          <table:table-cell office:value-type="string" calcext:value-type="string">
            <office:annotation draw:style-name="gr1" svg:width="2.899cm" svg:height="1.799cm" svg:x="13.446cm" svg:y="4.764cm" draw:caption-point-x="-0.61cm" draw:caption-point-y="0.462cm">
              <dc:creator>Neznámý autor</dc:creator>
              <dc:date>2025-11-25T13:54:00</dc:date>
              <text:p>aktivita</text:p>
            </office:annotation>
            <text:p> MIC <text:span text:style-name="T1">μg/mL</text:span></text:p>
          </table:table-cell>
          <table:table-cell office:value-type="float" office:value="1" calcext:value-type="float">
            <text:p>1</text:p>
          </table:table-cell>
          <table:table-cell table:style-name="ce12" office:value-type="float" office:value="0.5" calcext:value-type="float">
            <office:annotation draw:style-name="gr1" svg:width="2.899cm" svg:height="1.799cm" svg:x="17.962cm" svg:y="3.716cm" draw:caption-point-x="-0.61cm" draw:caption-point-y="1.51cm">
              <dc:creator>Neznámý autor</dc:creator>
              <dc:date>2025-11-25T13:54:00</dc:date>
              <text:p>Hodnota aktivity</text:p>
            </office:annotation>
            <text:p>0,5</text:p>
          </table:table-cell>
        </table:table-row>
        <table:table-row table:style-name="ro2">
          <table:table-cell office:value-type="string" calcext:value-type="string">
            <text:p>61 - I76V_960P1</text:p>
          </table:table-cell>
          <table:table-cell table:style-name="ce2" office:value-type="string" calcext:value-type="string">
            <text:p>Enterococcus faecalis<text:span text:style-name="T1"> ATCC 29212 = CCM 4224</text:span></text:p>
          </table:table-cell>
          <table:table-cell office:value-type="string" calcext:value-type="string">
            <text:p> MIC <text:span text:style-name="T1">μg/mL</text:span></text:p>
          </table:table-cell>
          <table:table-cell office:value-type="float" office:value="2" calcext:value-type="float">
            <text:p>2</text:p>
          </table:table-cell>
          <table:table-cell table:style-name="ce13" office:value-type="float" office:value="0.5" calcext:value-type="float">
            <text:p>0,5</text:p>
          </table:table-cell>
        </table:table-row>
        <table:table-row table:style-name="ro2">
          <table:table-cell office:value-type="string" calcext:value-type="string">
            <text:p>61 - I76V_960P1</text:p>
          </table:table-cell>
          <table:table-cell table:style-name="ce2" office:value-type="string" calcext:value-type="string">
            <text:p>Enterococcus faecalis<text:span text:style-name="T1"> ATCC 29212 = CCM 4224</text:span></text:p>
          </table:table-cell>
          <table:table-cell office:value-type="string" calcext:value-type="string">
            <text:p> MIC <text:span text:style-name="T1">μg/mL</text:span></text:p>
          </table:table-cell>
          <table:table-cell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61 - I76V_960P1</text:p>
          </table:table-cell>
          <table:table-cell table:style-name="ce2" office:value-type="string" calcext:value-type="string">
            <text:p>Enterococcus faecalis<text:span text:style-name="T1"> ATCC 29212 = CCM 4224</text:span></text:p>
          </table:table-cell>
          <table:table-cell table:style-name="ce4" office:value-type="string" calcext:value-type="string">
            <text:p> MBC <text:span text:style-name="T1">μg/mL</text:span>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</table:table-row>
        <table:table-row table:style-name="ro2">
          <table:table-cell office:value-type="string" calcext:value-type="string">
            <text:p>61 - I76V_960P1</text:p>
          </table:table-cell>
          <table:table-cell table:style-name="ce2" office:value-type="string" calcext:value-type="string">
            <text:p>Enterococcus faecalis<text:span text:style-name="T1"> ATCC 29212 = CCM 4224</text:span></text:p>
          </table:table-cell>
          <table:table-cell table:style-name="ce4" office:value-type="string" calcext:value-type="string">
            <text:p> MBC <text:span text:style-name="T1">μg/mL</text:span>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61 - I76V_960P1</text:p>
          </table:table-cell>
          <table:table-cell table:style-name="ce2" office:value-type="string" calcext:value-type="string">
            <text:p>Enterococcus faecalis<text:span text:style-name="T1"> ATCC 29212 = CCM 4224</text:span></text:p>
          </table:table-cell>
          <table:table-cell table:style-name="ce4" office:value-type="string" calcext:value-type="string">
            <text:p> MBC <text:span text:style-name="T1">μg/mL</text:span>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61 - I76V_960P1</text:p>
          </table:table-cell>
          <table:table-cell table:style-name="ce2" office:value-type="string" calcext:value-type="string">
            <text:p>Enterococcus faecalis<text:span text:style-name="T1"> ATCC 29212 = CCM 4224</text:span></text:p>
          </table:table-cell>
          <table:table-cell table:style-name="ce5" office:value-type="string" calcext:value-type="string">
            <text:p> MIC <text:span text:style-name="T1">μg/mL</text:span>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61 - I76V_960P1</text:p>
          </table:table-cell>
          <table:table-cell table:style-name="ce2" office:value-type="string" calcext:value-type="string">
            <text:p>Enterococcus faecalis<text:span text:style-name="T1"> ATCC 29212 = CCM 4224</text:span></text:p>
          </table:table-cell>
          <table:table-cell table:style-name="ce5" office:value-type="string" calcext:value-type="string">
            <text:p> MIC <text:span text:style-name="T1">μg/mL</text:span>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61 - I76V_960P1</text:p>
          </table:table-cell>
          <table:table-cell table:style-name="ce2" office:value-type="string" calcext:value-type="string">
            <text:p>Enterococcus faecalis<text:span text:style-name="T1"> ATCC 29212 = CCM 4224</text:span></text:p>
          </table:table-cell>
          <table:table-cell table:style-name="ce5" office:value-type="string" calcext:value-type="string">
            <text:p> MIC <text:span text:style-name="T1">μg/mL</text:span>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61 - I76V_960P1</text:p>
          </table:table-cell>
          <table:table-cell table:style-name="ce2" office:value-type="string" calcext:value-type="string">
            <text:p>Enterococcus faecalis<text:span text:style-name="T1"> ATCC 29212 = CCM 4224</text:span></text:p>
          </table:table-cell>
          <table:table-cell table:style-name="ce6" office:value-type="string" calcext:value-type="string">
            <text:p>gentamicin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cs" fo:country="CZ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cs" fo:country="CZ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Styl_20_šipky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P0" style:volatile="true">
      <number:number number:decimal-places="0" number:min-decimal-places="0" number:min-integer-digits="1" number:grouping="true"/>
      <number:text> Kč</number:text>
    </number:number-style>
    <number:number-style style:name="N114">
      <number:text>-</number:text>
      <number:number number:decimal-places="0" number:min-decimal-places="0" number:min-integer-digits="1" number:grouping="true"/>
      <number:text> Kč</number:text>
      <style:map style:condition="value()&gt;=0" style:apply-style-name="N114P0"/>
    </number:number-style>
    <number:number-style style:name="N115P0" style:volatile="true">
      <number:number number:decimal-places="0" number:min-decimal-places="0" number:min-integer-digits="1" number:grouping="true"/>
      <number:text> Kč</number:text>
    </number:number-style>
    <number:number-style style:name="N115">
      <style:text-properties fo:color="#ff0000"/>
      <number:text>-</number:text>
      <number:number number:decimal-places="0" number:min-decimal-places="0" number:min-integer-digits="1" number:grouping="true"/>
      <number:text> Kč</number:text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  <number:text> Kč</number:text>
    </number:number-style>
    <number:number-style style:name="N116">
      <number:text>-</number:text>
      <number:number number:decimal-places="2" number:min-decimal-places="2" number:min-integer-digits="1" number:grouping="true"/>
      <number:text> Kč</number:text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  <number:text> Kč</number:text>
    </number:number-style>
    <number:number-style style:name="N117">
      <style:text-properties fo:color="#ff0000"/>
      <number:text>-</number:text>
      <number:number number:decimal-places="2" number:min-decimal-places="2" number:min-integer-digits="1" number:grouping="true"/>
      <number:text> Kč</number:text>
      <style:map style:condition="value()&gt;=0" style:apply-style-name="N117P0"/>
    </number:number-style>
    <number:date-style style:name="N118">
      <number:day/>
      <number:text>.</number:text>
      <number:month/>
      <number:text>.</number:text>
      <number:year number:style="long"/>
    </number:date-style>
    <number:date-style style:name="N119">
      <number:day/>
      <number:text>.</number:text>
      <number:month number:textual="true"/>
      <number:text>.</number:text>
      <number:year/>
    </number:date-style>
    <number:date-style style:name="N120">
      <number:day/>
      <number:text>.</number:text>
      <number:month number:textual="true"/>
    </number:date-style>
    <number:date-style style:name="N121">
      <number:month number:textual="true"/>
      <number:text>.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4">
      <number:hours/>
      <number:text>:</number:text>
      <number:minutes number:style="long"/>
    </number:time-style>
    <number:time-style style:name="N125">
      <number:hours/>
      <number:text>:</number:text>
      <number:minutes number:style="long"/>
      <number:text>:</number:text>
      <number:seconds number:style="long"/>
    </number:time-style>
    <number:date-style style:name="N126">
      <number:day/>
      <number:text>.</number:text>
      <number:month/>
      <number:text>.</number:text>
      <number:year number:style="long"/>
      <number:text> </number:text>
      <number:hours/>
      <number:text>:</number:text>
      <number:minutes number:style="long"/>
    </number:date-style>
    <number:number-style style:name="N127P0" style:volatile="true">
      <number:number number:decimal-places="0" number:min-decimal-places="0" number:min-integer-digits="1" number:grouping="true"/>
      <number:text loext:blank-width-char="K1_č3">     </number:text>
    </number:number-style>
    <number:number-style style:name="N127">
      <number:text>-</number:text>
      <number:number number:decimal-places="0" number:min-decimal-places="0" number:min-integer-digits="1" number:grouping="true"/>
      <number:text loext:blank-width-char="K1_č3">     </number:text>
      <style:map style:condition="value()&gt;=0" style:apply-style-name="N127P0"/>
    </number:number-style>
    <number:number-style style:name="N128P0" style:volatile="true">
      <number:number number:decimal-places="0" number:min-decimal-places="0" number:min-integer-digits="1" number:grouping="true"/>
      <number:text loext:blank-width-char="K1_č3">     </number:text>
    </number:number-style>
    <number:number-style style:name="N128">
      <style:text-properties fo:color="#ff0000"/>
      <number:text>-</number:text>
      <number:number number:decimal-places="0" number:min-decimal-places="0" number:min-integer-digits="1" number:grouping="true"/>
      <number:text loext:blank-width-char="K1_č3">     </number:text>
      <style:map style:condition="value()&gt;=0" style:apply-style-name="N128P0"/>
    </number:number-style>
    <number:number-style style:name="N129P0" style:volatile="true">
      <number:number number:decimal-places="2" number:min-decimal-places="2" number:min-integer-digits="1" number:grouping="true"/>
      <number:text loext:blank-width-char="K1_č3">     </number:text>
    </number:number-style>
    <number:number-style style:name="N129">
      <number:text>-</number:text>
      <number:number number:decimal-places="2" number:min-decimal-places="2" number:min-integer-digits="1" number:grouping="true"/>
      <number:text loext:blank-width-char="K1_č3">     </number:text>
      <style:map style:condition="value()&gt;=0" style:apply-style-name="N129P0"/>
    </number:number-style>
    <number:number-style style:name="N130P0" style:volatile="true">
      <number:number number:decimal-places="2" number:min-decimal-places="2" number:min-integer-digits="1" number:grouping="true"/>
      <number:text loext:blank-width-char="K1_č3">     </number:text>
    </number:number-style>
    <number:number-style style:name="N130">
      <style:text-properties fo:color="#ff0000"/>
      <number:text>-</number:text>
      <number:number number:decimal-places="2" number:min-decimal-places="2" number:min-integer-digits="1" number:grouping="true"/>
      <number:text loext:blank-width-char="K1_č3">     </number:text>
      <style:map style:condition="value()&gt;=0" style:apply-style-name="N130P0"/>
    </number:number-style>
    <number:number-style style:name="N131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K1_č3_-5">     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K1_č3_-5">      </number:text>
    </number:number-style>
    <number:number-style style:name="N131P2" style:volatile="true">
      <number:text loext:blank-width-char="-"> </number:text>
      <number:fill-character> </number:fill-character>
      <number:text loext:blank-width-char="K2_č4_-6">-      </number:text>
    </number:number-style>
    <number:text-style style:name="N131">
      <number:text loext:blank-width-char="-"> </number:text>
      <number:text-content/>
      <number:text loext:blank-width-char="-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3"> Kč </number:text>
    </number:number-style>
    <number:number-style style:name="N132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3"> Kč </number:text>
    </number:number-style>
    <number:number-style style:name="N132P2" style:volatile="true">
      <number:text loext:blank-width-char="-"> </number:text>
      <number:fill-character> </number:fill-character>
      <number:text loext:blank-width-char="-4">- Kč </number:text>
    </number:number-style>
    <number:text-style style:name="N132">
      <number:text loext:blank-width-char="-"> </number:text>
      <number:text-content/>
      <number:text loext:blank-width-char="-"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3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K1_č3_-5">      </number:text>
    </number:number-style>
    <number:number-style style:name="N133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K1_č3_-5">      </number:text>
    </number:number-style>
    <number:number-style style:name="N133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K1_č3_-5">      </number:text>
    </number:number-style>
    <number:text-style style:name="N133">
      <number:text loext:blank-width-char="-"> </number:text>
      <number:text-content/>
      <number:text loext:blank-width-char="-"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4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3"> Kč </number:text>
    </number:number-style>
    <number:number-style style:name="N134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3"> Kč </number:text>
    </number:number-style>
    <number:number-style style:name="N134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3"> Kč </number:text>
    </number:number-style>
    <number:text-style style:name="N134">
      <number:text loext:blank-width-char="-"> </number:text>
      <number:text-content/>
      <number:text loext:blank-width-char="-"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Styl_20_šipky_20_1" draw:display-name="Styl šipky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ánk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25">00.00.0000</text:date>, <text:time>00:00:00</text:time></text:p>
        </style:region-right>
      </style:header>
      <style:header-left style:display="false"/>
      <style:header-first style:display="false"/>
      <style:footer>
        <text:p>Stránk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25T14:02:06.279954700</meta:creation-date>
    <dc:date>2025-11-25T15:04:38.616913600</dc:date>
    <meta:editing-duration>PT51M58S</meta:editing-duration>
    <meta:editing-cycles>1</meta:editing-cycles>
    <meta:document-statistic meta:table-count="1" meta:cell-count="100" meta:object-count="0"/>
    <meta:generator>LibreOffice/25.2.6.2$Windows_X86_64 LibreOffice_project/729c5bfe710f5eb71ed3bbde9e06a6065e9c6c5d</meta:generator>
  </office:meta>
</office:document-meta>
</file>